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uct objects needed</text:p>
      <text:p text:style-name="Standard"/>
      <text:p text:style-name="Standard">struct link{</text:p>
      <text:p text:style-name="Standard"><text:tab/>bandwidth</text:p>
      <text:p text:style-name="Standard"><text:tab/>delay</text:p>
      <text:p text:style-name="Standard"><text:tab/>link_1</text:p>
      <text:p text:style-name="Standard"><text:tab/>link_2</text:p>
      <text:p text:style-name="Standard">}</text:p>
      <text:p text:style-name="Standard"/>
      <text:p text:style-name="Standard">struct packet{</text:p>
      <text:p text:style-name="Standard"><text:tab/>int size</text:p>
      <text:p text:style-name="Standard"><text:tab/>int hop_position</text:p>
      <text:p text:style-name="Standard"><text:tab/>hops = array[max_nodes]</text:p>
      <text:p text:style-name="Standard">}</text:p>
      <text:p text:style-name="Standard"/>
      <text:p text:style-name="Standard">struct routing{</text:p>
      <text:p text:style-name="Standard"><text:tab/>node1 – node2</text:p>
      <text:p text:style-name="Standard"/>
      <text:p text:style-name="Standard">}</text:p>
      <text:p text:style-name="Standard"/>
      <text:p text:style-name="Standard">function to calculate path from node1 to node2</text:p>
      <text:p text:style-name="Standard"/>
      <text:p text:style-name="Standard"/>
      <text:p text:style-name="Standard"/>
      <text:p text:style-name="Standard">struct node{</text:p>
      <text:p text:style-name="Standard"><text:tab/>packet queue[30][30] </text:p>
      <text:p text:style-name="Standard"><text:tab/>link connections[][]</text:p>
      <text:p text:style-name="Standard"><text:tab/>struct routing table</text:p>
      <text:p text:style-name="Standard"><text:tab/>string name</text:p>
      <text:p text:style-name="Standard"><text:tab/></text:p>
      <text:p text:style-name="Standard"><text:tab/>int input_counter</text:p>
      <text:p text:style-name="Standard"><text:tab/>int output_counter</text:p>
      <text:p text:style-name="Standard"><text:tab/></text:p>
      <text:p text:style-name="Standard">}</text:p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Saenz</meta:initial-creator>
    <meta:creation-date>2012-11-16T14:27:24</meta:creation-date>
    <dc:date>2012-11-16T14:31:07</dc:date>
    <dc:creator>Jonathan Saenz</dc:creator>
    <meta:editing-duration>P0D</meta:editing-duration>
    <meta:editing-cycles>1</meta:editing-cycles>
    <meta:document-statistic meta:table-count="0" meta:image-count="0" meta:object-count="0" meta:page-count="1" meta:paragraph-count="27" meta:word-count="50" meta:character-count="334" meta:non-whitespace-character-count="290"/>
    <meta:generator>LibreOffice/3.5$Linux_X86_64 LibreOffice_project/350m1$Build-201</meta:generator>
  </office:meta>
</office:document-meta>
</file>